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</text:p>
      <text:p text:style-name="Preformatted_20_Text">#include &lt;stdio.h&gt;</text:p>
      <text:p text:style-name="Preformatted_20_Text">#include &lt;stdlib.h&gt;</text:p>
      <text:p text:style-name="Preformatted_20_Text">#include &lt;pthread.h&gt;</text:p>
      <text:p text:style-name="Preformatted_20_Text"></text:p>
      <text:p text:style-name="Preformatted_20_Text">void *printOdd(void *param) {</text:p>
      <text:p text:style-name="Preformatted_20_Text"><text:s text:c="4"/>int n = *((int *)param);</text:p>
      <text:p text:style-name="Preformatted_20_Text"><text:s text:c="4"/>for (int i = 1; i &lt;= n; i += 2) {</text:p>
      <text:p text:style-name="Preformatted_20_Text"><text:s text:c="8"/>printf("Thread Odd: %d\n", i);</text:p>
      <text:p text:style-name="Preformatted_20_Text"><text:s text:c="4"/>}</text:p>
      <text:p text:style-name="Preformatted_20_Text"><text:s text:c="4"/>pthread_exit(NULL);</text:p>
      <text:p text:style-name="Preformatted_20_Text">}</text:p>
      <text:p text:style-name="Preformatted_20_Text"></text:p>
      <text:p text:style-name="Preformatted_20_Text">void *printEven(void *param) {</text:p>
      <text:p text:style-name="Preformatted_20_Text"><text:s text:c="4"/>int n = *((int *)param);</text:p>
      <text:p text:style-name="Preformatted_20_Text"><text:s text:c="4"/>for (int i = 2; i &lt;= n; i += 2) {</text:p>
      <text:p text:style-name="Preformatted_20_Text"><text:soft-page-break/><text:s text:c="8"/>printf("Thread Even: %d\n", i);</text:p>
      <text:p text:style-name="Preformatted_20_Text"><text:s text:c="4"/>}</text:p>
      <text:p text:style-name="Preformatted_20_Text"><text:s text:c="4"/>pthread_exit(NULL);</text:p>
      <text:p text:style-name="Preformatted_20_Text">}</text:p>
      <text:p text:style-name="Preformatted_20_Text"></text:p>
      <text:p text:style-name="Preformatted_20_Text">int main() {</text:p>
      <text:p text:style-name="Preformatted_20_Text"><text:s text:c="4"/>pthread_t odd_thread, even_thread;</text:p>
      <text:p text:style-name="Preformatted_20_Text"><text:s text:c="4"/>int n = 20; </text:p>
      <text:p text:style-name="Preformatted_20_Text"></text:p>
      <text:p text:style-name="Preformatted_20_Text"><text:s text:c="4"/>pthread_create(&amp;odd_thread, NULL, printOdd, &amp;n);</text:p>
      <text:p text:style-name="Preformatted_20_Text"><text:s text:c="4"/>pthread_create(&amp;even_thread, NULL, printEven, &amp;n);</text:p>
      <text:p text:style-name="Preformatted_20_Text"></text:p>
      <text:p text:style-name="Preformatted_20_Text"><text:s text:c="4"/>// Wait for both threads to finish</text:p>
      <text:p text:style-name="Preformatted_20_Text"><text:s text:c="4"/>pthread_join(odd_thread, NULL);</text:p>
      <text:p text:style-name="Preformatted_20_Text"><text:s text:c="4"/>pthread_join(even_thread, NULL);</text:p>
      <text:p text:style-name="Preformatted_20_Text"></text:p>
      <text:p text:style-name="Preformatted_20_Text"><text:s text:c="4"/>return 0;</text:p>
      <text:p text:style-name="Preformatted_20_Text">}</text:p>
      <text:p text:style-name="Preformatted_20_Text"><text:s/></text:p>
      <text:p text:style-name="Preformatted_20_Text"></text:p>
      <text:p text:style-name="Preformatted_20_Text">#include &lt;stdio.h&gt;</text:p>
      <text:p text:style-name="Preformatted_20_Text">#include &lt;stdlib.h&gt;</text:p>
      <text:p text:style-name="Preformatted_20_Text">#include &lt;unistd.h&gt;</text:p>
      <text:p text:style-name="Preformatted_20_Text">#include &lt;sys/wait.h&gt;</text:p>
      <text:p text:style-name="Preformatted_20_Text"></text:p>
      <text:p text:style-name="Preformatted_20_Text">void printOdd(int n) {</text:p>
      <text:p text:style-name="Preformatted_20_Text"><text:s text:c="4"/>for (int i = 1; i &lt;= n; i += 2) {</text:p>
      <text:p text:style-name="Preformatted_20_Text"><text:s text:c="8"/>printf("Parent Odd: %d\n", i);</text:p>
      <text:p text:style-name="Preformatted_20_Text"><text:s text:c="4"/>}</text:p>
      <text:p text:style-name="Preformatted_20_Text">}</text:p>
      <text:p text:style-name="Preformatted_20_Text"></text:p>
      <text:p text:style-name="Preformatted_20_Text">void printEven(int n) {</text:p>
      <text:p text:style-name="Preformatted_20_Text"><text:s text:c="4"/>for (int i = 2; i &lt;= n; i += 2) {</text:p>
      <text:p text:style-name="Preformatted_20_Text"><text:s text:c="8"/>printf("Child Even: %d\n", i);</text:p>
      <text:p text:style-name="Preformatted_20_Text"><text:s text:c="4"/>}</text:p>
      <text:p text:style-name="Preformatted_20_Text">}</text:p>
      <text:p text:style-name="Preformatted_20_Text"></text:p>
      <text:p text:style-name="Preformatted_20_Text">int main() {</text:p>
      <text:p text:style-name="Preformatted_20_Text"><text:s text:c="4"/>pid_t pid;</text:p>
      <text:p text:style-name="Preformatted_20_Text"><text:s text:c="4"/>int n = 20; </text:p>
      <text:p text:style-name="Preformatted_20_Text"></text:p>
      <text:p text:style-name="Preformatted_20_Text"><text:s text:c="4"/>pid = fork();</text:p>
      <text:p text:style-name="Preformatted_20_Text"></text:p>
      <text:p text:style-name="Preformatted_20_Text"><text:s text:c="4"/>if (pid &gt; 0) {</text:p>
      <text:p text:style-name="Preformatted_20_Text"><text:s text:c="8"/>// Parent process prints odd numbers</text:p>
      <text:p text:style-name="Preformatted_20_Text"><text:s text:c="8"/>printOdd(n);</text:p>
      <text:p text:style-name="Preformatted_20_Text"><text:s text:c="8"/>wait(NULL); <text:s/></text:p>
      <text:p text:style-name="Preformatted_20_Text"><text:s text:c="4"/>} </text:p>
      <text:p text:style-name="Preformatted_20_Text"><text:s text:c="4"/>else if (pid == 0) {</text:p>
      <text:p text:style-name="Preformatted_20_Text"><text:s text:c="8"/>// Child process prints even numbers</text:p>
      <text:p text:style-name="Preformatted_20_Text"><text:s text:c="8"/>printEven(n);</text:p>
      <text:p text:style-name="Preformatted_20_Text"><text:s text:c="8"/>exit(0); </text:p>
      <text:p text:style-name="Preformatted_20_Text"><text:s text:c="4"/>} </text:p>
      <text:p text:style-name="Preformatted_20_Text"><text:s text:c="4"/>else {</text:p>
      <text:p text:style-name="Preformatted_20_Text"><text:s text:c="8"/>// Fork failed</text:p>
      <text:p text:style-name="Preformatted_20_Text"><text:s text:c="8"/>printf("Fork failed!\n");</text:p>
      <text:p text:style-name="Preformatted_20_Text"><text:s text:c="8"/>return 1;</text:p>
      <text:p text:style-name="Preformatted_20_Text"><text:s text:c="4"/>}</text:p>
      <text:p text:style-name="Preformatted_20_Text"></text:p>
      <text:p text:style-name="Preformatted_20_Text"><text:s text:c="4"/>return 0;</text:p>
      <text:p text:style-name="Preformatted_20_Text">}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AR PL SungtiL GB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2" meta:paragraph-count="125" meta:word-count="200" meta:character-count="1467" meta:non-whitespace-character-count="972"/>
    <meta:generator>LibreOffice/7.4.7.2$Linux_X86_64 LibreOffice_project/40$Build-2</meta:generator>
  </office:meta>
</office:document-meta>
</file>